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9F0000000000000000C0DB1499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vertical-align="middle"/>
    </style:style>
    <style:style style:name="gr2" style:family="graphic" style:parent-style-name="objectwithoutfill">
      <style:graphic-properties draw:stroke="dash" draw:stroke-dash="Dashed_20__28_var_29_" svg:stroke-color="#999999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095cm" style:use-optimal-column-width="false"/>
    </style:style>
    <style:style style:name="co2" style:family="table-column">
      <style:table-column-properties style:column-width="5.395cm" style:use-optimal-column-width="false"/>
    </style:style>
    <style:style style:name="co3" style:family="table-column">
      <style:table-column-properties style:column-width="3.668cm" style:use-optimal-column-width="false"/>
    </style:style>
    <style:style style:name="co4" style:family="table-column">
      <style:table-column-properties style:column-width="4.463cm" style:use-optimal-column-width="false"/>
    </style:style>
    <style:style style:name="co5" style:family="table-column">
      <style:table-column-properties style:column-width="5.24cm" style:use-optimal-column-width="false"/>
    </style:style>
    <style:style style:name="ro1" style:family="table-row">
      <style:table-row-properties style:row-height="1.741cm"/>
    </style:style>
    <style:style style:name="ro2" style:family="table-row">
      <style:table-row-properties style:row-height="1.993cm"/>
    </style:style>
    <style:style style:name="ro3" style:family="table-row">
      <style:table-row-properties style:row-height="1.426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paragraph-properties fo:text-align="center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 draw:textarea-vertical-align="middle"/>
      <style:paragraph-properties fo:text-align="center"/>
      <style:text-properties style:font-name="Liberation Sans1" fo:font-size="14pt" style:font-size-asian="14pt" style:font-size-complex="14pt"/>
    </style:style>
    <style:style style:name="ce4" style:family="table-cell">
      <style:graphic-properties style:repeat="repeat" draw:textarea-vertical-align="middle"/>
      <style:paragraph-properties fo:text-align="center"/>
      <style:text-properties style:font-name="Liberation Serif" fo:font-size="14pt" style:font-size-asian="14pt" style:font-size-complex="14pt"/>
    </style:style>
    <style:style style:name="ce5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4.285cm" fo:text-align="center" fo:text-indent="0cm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7" style:family="paragraph">
      <style:paragraph-properties fo:text-align="center"/>
      <style:text-properties style:font-name="Liberation Seri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Sans1"/>
    </style:style>
    <style:style style:name="T4" style:family="text">
      <style:text-properties fo:color="#dddddd" style:font-name="Liberation Sans1"/>
    </style:style>
    <style:style style:name="T5" style:family="text">
      <style:text-properties fo:color="#dddddd"/>
    </style:style>
    <style:style style:name="T6" style:family="text">
      <style:text-properties style:font-name="Liberation Serif"/>
    </style:style>
    <style:style style:name="T7" style:family="text">
      <style:text-properties fo:color="#dddddd" style:font-name="Liberation Serif"/>
    </style:style>
    <style:style style:name="T8" style:family="text">
      <style:text-properties fo:color="#cccccc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cm" svg:y1="2.54cm" svg:x2="26.67cm" svg:y2="2.54cm">
          <text:p/>
        </draw:line>
        <draw:line draw:style-name="gr1" draw:text-style-name="P1" draw:layer="layout" svg:x1="1.27cm" svg:y1="19.05cm" svg:x2="26.67cm" svg:y2="19.05cm">
          <text:p/>
        </draw:line>
        <draw:line draw:style-name="gr2" draw:text-style-name="P2" draw:layer="layout" svg:x1="1.27cm" svg:y1="1.27cm" svg:x2="1.27cm" svg:y2="20.32cm">
          <text:p/>
        </draw:line>
        <draw:line draw:style-name="gr2" draw:text-style-name="P2" draw:layer="layout" svg:x1="26.67cm" svg:y1="20.32cm" svg:x2="1.27cm" svg:y2="20.32cm">
          <text:p/>
        </draw:line>
        <draw:line draw:style-name="gr2" draw:text-style-name="P2" draw:layer="layout" svg:x1="26.67cm" svg:y1="20.32cm" svg:x2="26.67cm" svg:y2="1.27cm">
          <text:p/>
        </draw:line>
        <draw:line draw:style-name="gr2" draw:text-style-name="P2" draw:layer="layout" svg:x1="26.67cm" svg:y1="1.27cm" svg:x2="1.27cm" svg:y2="1.27cm">
          <text:p/>
        </draw:line>
        <draw:custom-shape draw:style-name="gr3" draw:text-style-name="P3" draw:layer="layout" svg:width="5.08cm" svg:height="1.016cm" svg:x="3.81cm" svg:y="1.397cm">
          <text:p text:style-name="P1"><text:span text:style-name="T1">MARKET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1.016cm" svg:x="8.89cm" svg:y="1.397cm">
          <text:p text:style-name="P1"><text:span text:style-name="T1">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08cm" svg:height="1.016cm" svg:x="13.97cm" svg:y="1.397cm">
          <text:p text:style-name="P1"><text:span text:style-name="T1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1.016cm" svg:x="19.05cm" svg:y="1.397cm">
          <text:p text:style-name="P1"><text:span text:style-name="T1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0.16cm" svg:height="1.016cm" svg:x="3.81cm" svg:y="19.177cm">
          <text:p text:style-name="P1"><text:span text:style-name="T2">ABOUT 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0.16cm" svg:height="1.016cm" svg:x="13.97cm" svg:y="19.177cm">
          <text:p text:style-name="P1"><text:span text:style-name="T2">FAQ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2.861cm" svg:height="11.431cm" svg:x="2.558cm" svg:y="5.7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3">Project Name </text:span><text:span text:style-name="T4">(sort)</text:span></text:p>
              </table:table-cell>
              <table:table-cell>
                <text:p text:style-name="P5">Description</text:p>
              </table:table-cell>
              <table:table-cell>
                <text:p text:style-name="P5">Category Tags <text:span text:style-name="T5">(sort)</text:span></text:p>
              </table:table-cell>
              <table:table-cell>
                <text:p text:style-name="P5">Status <text:span text:style-name="T5">(sort)</text:span></text:p>
              </table:table-cell>
              <table:table-cell table:style-name="ce2">
                <text:p text:style-name="P5">Public Message</text:p>
              </table:table-cell>
            </table:table-row>
            <table:table-row table:style-name="ro2" table:default-cell-style-name="ce4">
              <table:table-cell table:style-name="ce3">
                <text:p text:style-name="P6"><text:a xlink:href="http://marketplace.com/i-note" xlink:type="simple">I-Note</text:a></text:p>
              </table:table-cell>
              <table:table-cell>
                <text:p text:style-name="P6">Open note taking application</text:p>
              </table:table-cell>
              <table:table-cell>
                <text:p text:style-name="P6">Software</text:p>
              </table:table-cell>
              <table:table-cell>
                <text:p text:style-name="P6">Open for discussion/drafting</text:p>
              </table:table-cell>
              <table:table-cell table:style-name="ce5">
                <text:p text:style-name="P6">Seeking Developers (drop us a note)</text:p>
              </table:table-cell>
            </table:table-row>
            <table:table-row table:style-name="ro2" table:default-cell-style-name="ce4">
              <table:table-cell table:style-name="ce3">
                <text:p text:style-name="P6"><text:a xlink:href="http://marketplace.com/moreZ" xlink:type="simple">moreZ</text:a></text:p>
              </table:table-cell>
              <table:table-cell>
                <text:p text:style-name="P6">Improving sleep quality </text:p>
              </table:table-cell>
              <table:table-cell>
                <text:p text:style-name="P6">Hardware, Firmware</text:p>
              </table:table-cell>
              <table:table-cell>
                <text:p text:style-name="P6">Investment Round</text:p>
                <text:p text:style-name="P6">(Investment details)</text:p>
              </table:table-cell>
              <table:table-cell table:style-name="ce5">
                <text:p text:style-name="P6">Almost 80%, Exciting!</text:p>
              </table:table-cell>
            </table:table-row>
            <table:table-row table:style-name="ro3" table:default-cell-style-name="ce4">
              <table:table-cell table:style-name="ce3">
                <text:p text:style-name="P6"><text:a xlink:href="http://marketplace.com/openHardy" xlink:type="simple">openHardy</text:a></text:p>
              </table:table-cell>
              <table:table-cell>
                <text:p text:style-name="P6">Open IP Microcontroller</text:p>
              </table:table-cell>
              <table:table-cell>
                <text:p text:style-name="P6">Hardware</text:p>
              </table:table-cell>
              <table:table-cell>
                <text:p text:style-name="P6">Ongoing Development</text:p>
              </table:table-cell>
              <table:table-cell table:style-name="ce5">
                <text:p text:style-name="P6">V0.13 released (bugs?)</text:p>
              </table:table-cell>
            </table:table-row>
            <table:table-row table:style-name="ro3" table:default-cell-style-name="ce4">
              <table:table-cell>
                <text:p text:style-name="P6"><text:a xlink:href="http://marketplace.com/tus_botas" xlink:type="simple"> Tus Botas</text:a></text:p>
              </table:table-cell>
              <table:table-cell>
                <text:p text:style-name="P6">Open Tax Platform</text:p>
              </table:table-cell>
              <table:table-cell>
                <text:p text:style-name="P6">Software</text:p>
              </table:table-cell>
              <table:table-cell>
                <text:p text:style-name="P6">Completed</text:p>
              </table:table-cell>
              <table:table-cell table:style-name="ce5">
                <text:p text:style-name="P6">Finished User Manual</text:p>
              </table:table-cell>
            </table:table-row>
            <table:table-row table:style-name="ro3" table:default-cell-style-name="ce4">
              <table:table-cell>
                <text:p text:style-name="P6">...</text:p>
              </table:table-cell>
              <table:table-cell/>
              <table:table-cell/>
              <table:table-cell/>
              <table:table-cell table:style-name="ce5"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 table:style-name="ce5"/>
            </table:table-row>
          </table:table>
          <draw:image xlink:href="Pictures/TablePreview1.svm" xlink:type="simple" xlink:show="embed" xlink:actuate="onLoad"/>
        </draw:frame>
        <draw:custom-shape draw:style-name="gr5" draw:text-style-name="P7" draw:layer="layout" svg:width="7.62cm" svg:height="1.27cm" svg:x="7.366cm" svg:y="3.937cm">
          <text:p><text:span text:style-name="T6">Search Phrase</text:span><text:span text:style-name="T6"><text:tab/></text:span><text:span text:style-name="T6"><text:tab/></text:span><text:span text:style-name="T6"> <text:s/></text:span><text:span text:style-name="T7"><text:s/>(ic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measurelines" svg:width="5.08cm" svg:height="1.27cm" svg:x="15.621cm" svg:y="3.937cm">
          <text:p><text:span text:style-name="T6">Categories </text:span><text:span text:style-name="T8">(men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measurelines" svg:width="0.001cm" svg:height="0.001cm" svg:x="14.111cm" svg:y="10.86cm">
          <draw:image xlink:href="Pictures/1000029F0000000000000000C0DB149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1-29T10:48:06.611425474</meta:creation-date>
    <dc:date>2016-03-25T10:28:31.014697581</dc:date>
    <dc:creator>camilo </dc:creator>
    <meta:editing-duration>PT1H53M26S</meta:editing-duration>
    <meta:editing-cycles>12</meta:editing-cycles>
    <meta:generator>LibreOffice/4.2.8.2$Linux_X86_64 LibreOffice_project/420m0$Build-2</meta:generator>
    <meta:document-statistic meta:object-count="16"/>
  </office:meta>
</office:document-meta>
</file>